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officeooo:rsid="001be69c" officeooo:paragraph-rsid="000604cd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070127" officeooo:paragraph-rsid="00070127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081bac" officeooo:paragraph-rsid="00081bac"/>
    </style:style>
    <style:style style:name="T1" style:family="text">
      <style:text-properties officeooo:rsid="00060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 MPI</text:span> – 13 de Junio de 2015 – Camilo Andrés Rivera Lozano – A00354567 </text:p>
      <text:p text:style-name="P1"/>
      <text:p text:style-name="P2">Ejercicio 2</text:p>
      <text:p text:style-name="P2"/>
      <text:p text:style-name="P2">La instrucción MPI_Get_processor_name obtiene el nombre del procesador o del nodo que ejecuta el proceso. Ya que todos los procesadores o procesos son ejecutados en el mismo computador, para todos aparece el nombre del computador. </text:p>
      <text:p text:style-name="P2"/>
      <text:p text:style-name="P3">Ejercicio 3</text:p>
      <text:p text:style-name="P3"/>
      <text:p text:style-name="P3">Sin importar el número de procesadores el resultado es el mismo, pues dentro del programa está definido que se manda del procesador 0 al 1. El primer argumento del comando Recv indica la dirección donde será guardada la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6:01:03.407835060</meta:creation-date>
    <dc:date>2015-06-13T16:35:31.868415641</dc:date>
    <meta:editing-duration>PT33M50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5" meta:word-count="90" meta:character-count="561" meta:non-whitespace-character-count="471"/>
  </office:meta>
</office:document-meta>
</file>